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color="#000000"/>
    </style:style>
    <style:style style:name="ce3" style:family="table-cell" style:parent-style-name="Default">
      <style:table-cell-properties fo:background-color="#ff3333"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90.94mm" svg:height="117.41mm" svg:x="345.63mm" svg:y="117.13mm">
            <loext:p draw:notify-on-update-of-ranges="Sheet1.D1:Sheet1.D36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7.52mm" svg:height="101.2mm" svg:x="180.9mm" svg:y="10.89mm">
            <loext:p draw:notify-on-update-of-ranges="Sheet1.E1:Sheet1.E36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72.26mm" svg:height="99.34mm" svg:x="355.11mm" svg:y="7.17mm">
            <loext:p draw:notify-on-update-of-ranges="Sheet1.F1:Sheet1.F36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74.77mm" svg:height="115.54mm" svg:x="150.8mm" svg:y="138.65mm">
            <loext:p draw:notify-on-update-of-ranges="Sheet1.G1:Sheet1.G36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hursday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uar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nuar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January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Janu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nua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Janu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anua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Janu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anu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anu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an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an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an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nua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Janu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brua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ebru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ebru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bruar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Febru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Febru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March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r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r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March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r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r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rc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r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March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rc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rc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rc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rc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rc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rc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March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r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r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r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i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pril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ri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ri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April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pri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April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April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ay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May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May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ay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May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June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u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June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Jun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Jun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ugust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August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August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August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August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Septembe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Septembe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pte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pte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ptembe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Septembe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pte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pte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pte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pte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Septembe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pte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pte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pte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pte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o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tobe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ctobe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cto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obe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Octobe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o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obe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Octobe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ctob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Octob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ctob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ctob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Octob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vemb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Novemb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vemb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Novemb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vemb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Novemb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v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v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v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v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v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vemb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Novemb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v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v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Decemb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Decemb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Decemb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Decembe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cemb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cemb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cemb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 table:number-rows-repeated="10482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 style:data-style-name="N2" text:time-value="11:38:31.5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5:52:41.599000000</meta:creation-date>
    <dc:date>2017-05-29T11:39:32.300000000</dc:date>
    <meta:editing-duration>PT2H57M3S</meta:editing-duration>
    <meta:editing-cycles>4</meta:editing-cycles>
    <meta:generator>LibreOffice/5.1.1.3$Windows_x86 LibreOffice_project/89f508ef3ecebd2cfb8e1def0f0ba9a803b88a6d</meta:generator>
    <meta:document-statistic meta:table-count="1" meta:cell-count="255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95cm" svg:height="11.742cm" xlink:href=".." xlink:type="simple" chart:class="chart:bar" chart:style-name="ch1">
        <chart:title svg:x="8.293cm" svg:y="0.532cm" chart:style-name="ch2">
          <text:p>Day Cluster</text:p>
        </chart:title>
        <chart:subtitle svg:x="7.413cm" svg:y="1.383cm" chart:style-name="ch3">
          <text:p>1 Cluster of Consumers</text:p>
        </chart:subtitle>
        <chart:legend chart:legend-position="end" svg:x="16.832cm" svg:y="5.572cm" style:legend-expansion="high" chart:style-name="ch4"/>
        <chart:plot-area chart:style-name="ch5" table:cell-range-address="Sheet1.D1:Sheet1.D365" svg:x="1.392cm" svg:y="2.3cm" svg:width="15.059cm" svg:height="8.227cm">
          <chartooo:coordinate-region svg:x="1.828cm" svg:y="2.421cm" svg:width="14.623cm" svg:height="7.104cm"/>
          <chart:axis chart:dimension="x" chart:name="primary-x" chart:style-name="ch6">
            <chart:title svg:x="8.493cm" svg:y="10.761cm" chart:style-name="ch7">
              <text:p>Days</text:p>
            </chart:title>
          </chart:axis>
          <chart:axis chart:dimension="y" chart:name="primary-y" chart:style-name="ch8">
            <chart:title svg:x="0.451cm" svg:y="6.999cm" chart:style-name="ch9">
              <text:p>Cluster</text:p>
            </chart:title>
            <chart:grid chart:style-name="ch10" chart:class="major"/>
          </chart:axis>
          <chart:series chart:style-name="ch11" chart:values-cell-range-address="Sheet1.D1:Sheet1.D365" chart:class="chart:bar">
            <chart:data-point chart:repeated="3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D1:Sheet1.D3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753cm" svg:height="10.121cm" xlink:href=".." xlink:type="simple" chart:class="chart:bar" chart:style-name="ch1">
        <chart:title svg:x="7.155cm" svg:y="0.338cm" chart:style-name="ch2">
          <text:p>Day Cluster</text:p>
        </chart:title>
        <chart:subtitle svg:x="6.242cm" svg:y="1.319cm" chart:style-name="ch3">
          <text:p>2 Cluster of Consumers</text:p>
        </chart:subtitle>
        <chart:legend chart:legend-position="end" svg:x="14.49cm" svg:y="4.761cm" style:legend-expansion="high" chart:style-name="ch4"/>
        <chart:plot-area chart:style-name="ch5" table:cell-range-address="Sheet1.E1:Sheet1.E365" svg:x="1.346cm" svg:y="2.204cm" svg:width="12.809cm" svg:height="6.734cm">
          <chartooo:coordinate-region svg:x="1.782cm" svg:y="2.325cm" svg:width="12.373cm" svg:height="5.611cm"/>
          <chart:axis chart:dimension="x" chart:name="primary-x" chart:style-name="ch6">
            <chart:title svg:x="7.322cm" svg:y="9.14cm" chart:style-name="ch7">
              <text:p>Days</text:p>
            </chart:title>
          </chart:axis>
          <chart:axis chart:dimension="y" chart:name="primary-y" chart:style-name="ch8">
            <chart:title svg:x="0.451cm" svg:y="6.157cm" chart:style-name="ch9">
              <text:p>Cluster</text:p>
            </chart:title>
            <chart:grid chart:style-name="ch10" chart:class="major"/>
          </chart:axis>
          <chart:series chart:style-name="ch11" chart:values-cell-range-address="Sheet1.E1:Sheet1.E365" chart:class="chart:bar">
            <chart:data-point chart:repeated="3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E1:Sheet1.E3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227cm" svg:height="9.935cm" xlink:href=".." xlink:type="simple" chart:class="chart:bar" chart:style-name="ch1">
        <chart:title svg:x="7.392cm" svg:y="0.334cm" chart:style-name="ch2">
          <text:p>Day Cluster</text:p>
        </chart:title>
        <chart:subtitle svg:x="6.479cm" svg:y="1.311cm" chart:style-name="ch3">
          <text:p>3 Cluster of Consumers</text:p>
        </chart:subtitle>
        <chart:legend chart:legend-position="end" svg:x="14.99cm" svg:y="4.668cm" style:legend-expansion="high" chart:style-name="ch4"/>
        <chart:plot-area chart:style-name="ch5" table:cell-range-address="Sheet1.F1:Sheet1.F365" svg:x="1.355cm" svg:y="2.192cm" svg:width="13.291cm" svg:height="6.564cm">
          <chartooo:coordinate-region svg:x="1.791cm" svg:y="2.313cm" svg:width="12.855cm" svg:height="5.441cm"/>
          <chart:axis chart:dimension="x" chart:name="primary-x" chart:style-name="ch6">
            <chart:title svg:x="7.572cm" svg:y="8.954cm" chart:style-name="ch7">
              <text:p>Days</text:p>
            </chart:title>
          </chart:axis>
          <chart:axis chart:dimension="y" chart:name="primary-y" chart:style-name="ch8">
            <chart:title svg:x="0.451cm" svg:y="6.06cm" chart:style-name="ch9">
              <text:p>Cluster</text:p>
            </chart:title>
            <chart:grid chart:style-name="ch10" chart:class="major"/>
          </chart:axis>
          <chart:series chart:style-name="ch11" chart:values-cell-range-address="Sheet1.F1:Sheet1.F365" chart:class="chart:bar">
            <chart:data-point chart:repeated="3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1.F1:Sheet1.F3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478cm" svg:height="11.555cm" xlink:href=".." xlink:type="simple" chart:class="chart:bar" chart:style-name="ch1">
        <chart:title svg:x="7.518cm" svg:y="0.367cm" chart:style-name="ch2">
          <text:p>Day Cluster</text:p>
        </chart:title>
        <chart:subtitle svg:x="6.605cm" svg:y="1.377cm" chart:style-name="ch3">
          <text:p>4 Cluster of Consumers</text:p>
        </chart:subtitle>
        <chart:legend chart:legend-position="end" svg:x="15.188cm" svg:y="5.478cm" style:legend-expansion="high" chart:style-name="ch4"/>
        <chart:plot-area chart:style-name="ch5" table:cell-range-address="Sheet1.G1:Sheet1.G365" svg:x="1.36cm" svg:y="2.291cm" svg:width="13.479cm" svg:height="8.052cm">
          <chartooo:coordinate-region svg:x="1.796cm" svg:y="2.412cm" svg:width="13.043cm" svg:height="6.929cm"/>
          <chart:axis chart:dimension="x" chart:name="primary-x" chart:style-name="ch6">
            <chart:title svg:x="7.671cm" svg:y="10.574cm" chart:style-name="ch7">
              <text:p>Days</text:p>
            </chart:title>
          </chart:axis>
          <chart:axis chart:dimension="y" chart:name="primary-y" chart:style-name="ch8">
            <chart:title svg:x="0.451cm" svg:y="6.903cm" chart:style-name="ch9">
              <text:p>Cluster</text:p>
            </chart:title>
            <chart:grid chart:style-name="ch10" chart:class="major"/>
          </chart:axis>
          <chart:series chart:style-name="ch11" chart:values-cell-range-address="Sheet1.G1:Sheet1.G365" chart:class="chart:bar">
            <chart:data-point chart:repeated="3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G1:Sheet1.G3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